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ASKS</text:p>
          </table:table-cell>
          <table:table-cell table:number-columns-repeated="7"/>
          <table:table-cell office:value-type="string" calcext:value-type="string">
            <text:p>SECT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resh = 1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Thresh = 1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78.289" calcext:value-type="float">
            <text:p>78.289</text:p>
          </table:table-cell>
          <table:table-cell office:value-type="float" office:value="46.1331" calcext:value-type="float">
            <text:p>46.1331</text:p>
          </table:table-cell>
          <table:table-cell office:value-type="float" office:value="28.4919" calcext:value-type="float">
            <text:p>28.4919</text:p>
          </table:table-cell>
          <table:table-cell office:value-type="float" office:value="22.2077" calcext:value-type="float">
            <text:p>22.2077</text:p>
          </table:table-cell>
          <table:table-cell office:value-type="float" office:value="21.7628" calcext:value-type="float">
            <text:p>21.76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.1182" calcext:value-type="float">
            <text:p>78.1182</text:p>
          </table:table-cell>
          <table:table-cell office:value-type="float" office:value="46.2226" calcext:value-type="float">
            <text:p>46.2226</text:p>
          </table:table-cell>
          <table:table-cell office:value-type="float" office:value="28.782" calcext:value-type="float">
            <text:p>28.782</text:p>
          </table:table-cell>
          <table:table-cell office:value-type="float" office:value="22.263" calcext:value-type="float">
            <text:p>22.263</text:p>
          </table:table-cell>
          <table:table-cell office:value-type="float" office:value="22.0053" calcext:value-type="float">
            <text:p>22.00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.8073" calcext:value-type="float">
            <text:p>78.8073</text:p>
          </table:table-cell>
          <table:table-cell office:value-type="float" office:value="46.2194" calcext:value-type="float">
            <text:p>46.2194</text:p>
          </table:table-cell>
          <table:table-cell office:value-type="float" office:value="28.6438" calcext:value-type="float">
            <text:p>28.6438</text:p>
          </table:table-cell>
          <table:table-cell office:value-type="float" office:value="22.2289" calcext:value-type="float">
            <text:p>22.2289</text:p>
          </table:table-cell>
          <table:table-cell office:value-type="float" office:value="21.7592" calcext:value-type="float">
            <text:p>21.75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.5778" calcext:value-type="float">
            <text:p>80.5778</text:p>
          </table:table-cell>
          <table:table-cell office:value-type="float" office:value="46.2852" calcext:value-type="float">
            <text:p>46.2852</text:p>
          </table:table-cell>
          <table:table-cell office:value-type="float" office:value="28.7769" calcext:value-type="float">
            <text:p>28.7769</text:p>
          </table:table-cell>
          <table:table-cell office:value-type="float" office:value="22.3902" calcext:value-type="float">
            <text:p>22.3902</text:p>
          </table:table-cell>
          <table:table-cell office:value-type="float" office:value="21.873" calcext:value-type="float">
            <text:p>21.8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8.3007" calcext:value-type="float">
            <text:p>78.3007</text:p>
          </table:table-cell>
          <table:table-cell office:value-type="float" office:value="46.059" calcext:value-type="float">
            <text:p>46.059</text:p>
          </table:table-cell>
          <table:table-cell office:value-type="float" office:value="28.671" calcext:value-type="float">
            <text:p>28.671</text:p>
          </table:table-cell>
          <table:table-cell office:value-type="float" office:value="22.457" calcext:value-type="float">
            <text:p>22.457</text:p>
          </table:table-cell>
          <table:table-cell office:value-type="float" office:value="21.7904" calcext:value-type="float">
            <text:p>21.79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9.4489" calcext:value-type="float">
            <text:p>79.4489</text:p>
          </table:table-cell>
          <table:table-cell/>
          <table:table-cell office:value-type="float" office:value="28.687" calcext:value-type="float">
            <text:p>28.687</text:p>
          </table:table-cell>
          <table:table-cell office:value-type="float" office:value="22.2682" calcext:value-type="float">
            <text:p>22.26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.6782" calcext:value-type="float">
            <text:p>78.6782</text:p>
          </table:table-cell>
          <table:table-cell/>
          <table:table-cell office:value-type="float" office:value="28.8552" calcext:value-type="float">
            <text:p>28.8552</text:p>
          </table:table-cell>
          <table:table-cell office:value-type="float" office:value="22.4027" calcext:value-type="float">
            <text:p>22.4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.8073" calcext:value-type="float">
            <text:p>78.8073</text:p>
          </table:table-cell>
          <table:table-cell/>
          <table:table-cell office:value-type="float" office:value="28.8376" calcext:value-type="float">
            <text:p>28.8376</text:p>
          </table:table-cell>
          <table:table-cell office:value-type="float" office:value="22.4218" calcext:value-type="float">
            <text:p>22.4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.7774" calcext:value-type="float">
            <text:p>79.7774</text:p>
          </table:table-cell>
          <table:table-cell/>
          <table:table-cell office:value-type="float" office:value="29.9249" calcext:value-type="float">
            <text:p>29.9249</text:p>
          </table:table-cell>
          <table:table-cell office:value-type="float" office:value="22.2188" calcext:value-type="float">
            <text:p>22.21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.8022" calcext:value-type="float">
            <text:p>78.8022</text:p>
          </table:table-cell>
          <table:table-cell/>
          <table:table-cell office:value-type="float" office:value="28.8941" calcext:value-type="float">
            <text:p>28.8941</text:p>
          </table:table-cell>
          <table:table-cell office:value-type="float" office:value="22.3679" calcext:value-type="float">
            <text:p>22.367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:.C15])" office:value-type="float" office:value="78.9607" calcext:value-type="float">
            <text:p>78.9607</text:p>
          </table:table-cell>
          <table:table-cell table:formula="of:=AVERAGE([.D6:.D15])" office:value-type="float" office:value="46.18386" calcext:value-type="float">
            <text:p>46.18386</text:p>
          </table:table-cell>
          <table:table-cell table:formula="of:=AVERAGE([.E6:.E15])" office:value-type="float" office:value="28.85644" calcext:value-type="float">
            <text:p>28.85644</text:p>
          </table:table-cell>
          <table:table-cell table:formula="of:=AVERAGE([.F6:.F15])" office:value-type="float" office:value="22.32262" calcext:value-type="float">
            <text:p>22.32262</text:p>
          </table:table-cell>
          <table:table-cell table:formula="of:=AVERAGE([.G6:.G15])" office:value-type="float" office:value="21.83814" calcext:value-type="float">
            <text:p>21.83814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hresh = 32</text:p>
          </table:table-cell>
          <table:table-cell table:number-columns-repeated="6"/>
          <table:table-cell office:value-type="string" calcext:value-type="string">
            <text:p>Thresh = 3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78.4718" calcext:value-type="float">
            <text:p>78.4718</text:p>
          </table:table-cell>
          <table:table-cell office:value-type="float" office:value="44.8964" calcext:value-type="float">
            <text:p>44.8964</text:p>
          </table:table-cell>
          <table:table-cell office:value-type="float" office:value="28.2615" calcext:value-type="float">
            <text:p>28.2615</text:p>
          </table:table-cell>
          <table:table-cell office:value-type="float" office:value="22.2774" calcext:value-type="float">
            <text:p>22.2774</text:p>
          </table:table-cell>
          <table:table-cell table:style-name="ce1" office:value-type="float" office:value="21.6538" calcext:value-type="float">
            <text:p>21.6538</text:p>
          </table:table-cell>
          <table:table-cell table:number-columns-repeated="4"/>
          <table:table-cell office:value-type="float" office:value="27.3487" calcext:value-type="float">
            <text:p>27.3487</text:p>
          </table:table-cell>
          <table:table-cell office:value-type="float" office:value="21.8307" calcext:value-type="float">
            <text:p>21.83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.4366" calcext:value-type="float">
            <text:p>78.4366</text:p>
          </table:table-cell>
          <table:table-cell office:value-type="float" office:value="45.1216" calcext:value-type="float">
            <text:p>45.1216</text:p>
          </table:table-cell>
          <table:table-cell office:value-type="float" office:value="28.1403" calcext:value-type="float">
            <text:p>28.1403</text:p>
          </table:table-cell>
          <table:table-cell office:value-type="float" office:value="22.0564" calcext:value-type="float">
            <text:p>22.0564</text:p>
          </table:table-cell>
          <table:table-cell office:value-type="float" office:value="22.0053" calcext:value-type="float">
            <text:p>22.0053</text:p>
          </table:table-cell>
          <table:table-cell table:number-columns-repeated="4"/>
          <table:table-cell office:value-type="float" office:value="27.2814" calcext:value-type="float">
            <text:p>27.2814</text:p>
          </table:table-cell>
          <table:table-cell office:value-type="float" office:value="21.534" calcext:value-type="float">
            <text:p>21.5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.2713" calcext:value-type="float">
            <text:p>77.2713</text:p>
          </table:table-cell>
          <table:table-cell office:value-type="float" office:value="45.3226" calcext:value-type="float">
            <text:p>45.3226</text:p>
          </table:table-cell>
          <table:table-cell office:value-type="float" office:value="28.1036" calcext:value-type="float">
            <text:p>28.1036</text:p>
          </table:table-cell>
          <table:table-cell office:value-type="float" office:value="21.9768" calcext:value-type="float">
            <text:p>21.9768</text:p>
          </table:table-cell>
          <table:table-cell office:value-type="float" office:value="21.7592" calcext:value-type="float">
            <text:p>21.7592</text:p>
          </table:table-cell>
          <table:table-cell table:number-columns-repeated="4"/>
          <table:table-cell office:value-type="float" office:value="27.2936" calcext:value-type="float">
            <text:p>27.2936</text:p>
          </table:table-cell>
          <table:table-cell office:value-type="float" office:value="21.5252" calcext:value-type="float">
            <text:p>21.52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.6197" calcext:value-type="float">
            <text:p>75.6197</text:p>
          </table:table-cell>
          <table:table-cell office:value-type="float" office:value="47.5237" calcext:value-type="float">
            <text:p>47.5237</text:p>
          </table:table-cell>
          <table:table-cell office:value-type="float" office:value="28.5237" calcext:value-type="float">
            <text:p>28.5237</text:p>
          </table:table-cell>
          <table:table-cell office:value-type="float" office:value="22.2411" calcext:value-type="float">
            <text:p>22.2411</text:p>
          </table:table-cell>
          <table:table-cell office:value-type="float" office:value="21.873" calcext:value-type="float">
            <text:p>21.873</text:p>
          </table:table-cell>
          <table:table-cell table:number-columns-repeated="4"/>
          <table:table-cell office:value-type="float" office:value="27.1596" calcext:value-type="float">
            <text:p>27.1596</text:p>
          </table:table-cell>
          <table:table-cell office:value-type="float" office:value="21.6343" calcext:value-type="float">
            <text:p>21.63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.8718" calcext:value-type="float">
            <text:p>76.8718</text:p>
          </table:table-cell>
          <table:table-cell office:value-type="float" office:value="45.3018" calcext:value-type="float">
            <text:p>45.3018</text:p>
          </table:table-cell>
          <table:table-cell office:value-type="float" office:value="28.1057" calcext:value-type="float">
            <text:p>28.1057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21.7904" calcext:value-type="float">
            <text:p>21.7904</text:p>
          </table:table-cell>
          <table:table-cell table:number-columns-repeated="4"/>
          <table:table-cell office:value-type="float" office:value="27.1581" calcext:value-type="float">
            <text:p>27.1581</text:p>
          </table:table-cell>
          <table:table-cell office:value-type="float" office:value="21.5153" calcext:value-type="float">
            <text:p>21.51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.4539" calcext:value-type="float">
            <text:p>75.4539</text:p>
          </table:table-cell>
          <table:table-cell office:value-type="float" office:value="44.9793" calcext:value-type="float">
            <text:p>44.9793</text:p>
          </table:table-cell>
          <table:table-cell office:value-type="float" office:value="27.9506" calcext:value-type="float">
            <text:p>27.9506</text:p>
          </table:table-cell>
          <table:table-cell office:value-type="float" office:value="22.0585" calcext:value-type="float">
            <text:p>22.0585</text:p>
          </table:table-cell>
          <table:table-cell office:value-type="float" office:value="21.7249" calcext:value-type="float">
            <text:p>21.7249</text:p>
          </table:table-cell>
          <table:table-cell table:number-columns-repeated="4"/>
          <table:table-cell office:value-type="float" office:value="27.2385" calcext:value-type="float">
            <text:p>27.2385</text:p>
          </table:table-cell>
          <table:table-cell office:value-type="float" office:value="21.4436" calcext:value-type="float">
            <text:p>21.44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.3567" calcext:value-type="float">
            <text:p>75.3567</text:p>
          </table:table-cell>
          <table:table-cell office:value-type="float" office:value="44.8767" calcext:value-type="float">
            <text:p>44.8767</text:p>
          </table:table-cell>
          <table:table-cell office:value-type="float" office:value="27.988" calcext:value-type="float">
            <text:p>27.988</text:p>
          </table:table-cell>
          <table:table-cell office:value-type="float" office:value="21.9362" calcext:value-type="float">
            <text:p>21.9362</text:p>
          </table:table-cell>
          <table:table-cell office:value-type="float" office:value="22.1153" calcext:value-type="float">
            <text:p>22.1153</text:p>
          </table:table-cell>
          <table:table-cell table:number-columns-repeated="4"/>
          <table:table-cell office:value-type="float" office:value="27.3752" calcext:value-type="float">
            <text:p>27.3752</text:p>
          </table:table-cell>
          <table:table-cell office:value-type="float" office:value="21.3365" calcext:value-type="float">
            <text:p>21.33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.5053" calcext:value-type="float">
            <text:p>75.5053</text:p>
          </table:table-cell>
          <table:table-cell office:value-type="float" office:value="45.0048" calcext:value-type="float">
            <text:p>45.0048</text:p>
          </table:table-cell>
          <table:table-cell office:value-type="float" office:value="28.0098" calcext:value-type="float">
            <text:p>28.0098</text:p>
          </table:table-cell>
          <table:table-cell office:value-type="float" office:value="22.1745" calcext:value-type="float">
            <text:p>22.1745</text:p>
          </table:table-cell>
          <table:table-cell office:value-type="float" office:value="21.4392" calcext:value-type="float">
            <text:p>21.4392</text:p>
          </table:table-cell>
          <table:table-cell table:number-columns-repeated="4"/>
          <table:table-cell office:value-type="float" office:value="27.0561" calcext:value-type="float">
            <text:p>27.0561</text:p>
          </table:table-cell>
          <table:table-cell office:value-type="float" office:value="21.8367" calcext:value-type="float">
            <text:p>21.83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.3874" calcext:value-type="float">
            <text:p>77.3874</text:p>
          </table:table-cell>
          <table:table-cell office:value-type="float" office:value="45.1325" calcext:value-type="float">
            <text:p>45.1325</text:p>
          </table:table-cell>
          <table:table-cell office:value-type="float" office:value="27.8785" calcext:value-type="float">
            <text:p>27.8785</text:p>
          </table:table-cell>
          <table:table-cell office:value-type="float" office:value="22.1776" calcext:value-type="float">
            <text:p>22.1776</text:p>
          </table:table-cell>
          <table:table-cell office:value-type="float" office:value="21.8973" calcext:value-type="float">
            <text:p>21.8973</text:p>
          </table:table-cell>
          <table:table-cell table:number-columns-repeated="4"/>
          <table:table-cell office:value-type="float" office:value="27.3172" calcext:value-type="float">
            <text:p>27.3172</text:p>
          </table:table-cell>
          <table:table-cell office:value-type="float" office:value="21.7137" calcext:value-type="float">
            <text:p>21.7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.7191" calcext:value-type="float">
            <text:p>76.7191</text:p>
          </table:table-cell>
          <table:table-cell office:value-type="float" office:value="44.7889" calcext:value-type="float">
            <text:p>44.7889</text:p>
          </table:table-cell>
          <table:table-cell office:value-type="float" office:value="27.9619" calcext:value-type="float">
            <text:p>27.9619</text:p>
          </table:table-cell>
          <table:table-cell office:value-type="float" office:value="22.2067" calcext:value-type="float">
            <text:p>22.2067</text:p>
          </table:table-cell>
          <table:table-cell office:value-type="float" office:value="21.7543" calcext:value-type="float">
            <text:p>21.7543</text:p>
          </table:table-cell>
          <table:table-cell table:number-columns-repeated="4"/>
          <table:table-cell office:value-type="float" office:value="27.0647" calcext:value-type="float">
            <text:p>27.0647</text:p>
          </table:table-cell>
          <table:table-cell office:value-type="float" office:value="21.282" calcext:value-type="float">
            <text:p>21.28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6:.C35])" office:value-type="float" office:value="76.70936" calcext:value-type="float">
            <text:p>76.70936</text:p>
          </table:table-cell>
          <table:table-cell table:formula="of:=AVERAGE([.D26:.D35])" office:value-type="float" office:value="45.29483" calcext:value-type="float">
            <text:p>45.29483</text:p>
          </table:table-cell>
          <table:table-cell table:formula="of:=AVERAGE([.E26:.E35])" office:value-type="float" office:value="28.09236" calcext:value-type="float">
            <text:p>28.09236</text:p>
          </table:table-cell>
          <table:table-cell table:formula="of:=AVERAGE([.F26:.F35])" office:value-type="float" office:value="22.11691" calcext:value-type="float">
            <text:p>22.11691</text:p>
          </table:table-cell>
          <table:table-cell table:formula="of:=AVERAGE([.G26:.G35])" office:value-type="float" office:value="21.80127" calcext:value-type="float">
            <text:p>21.80127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hresh = 64</text:p>
          </table:table-cell>
          <table:table-cell table:number-columns-repeated="6"/>
          <table:table-cell office:value-type="string" calcext:value-type="string">
            <text:p>Thresh = 6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22.1175" calcext:value-type="float">
            <text:p>22.1175</text:p>
          </table:table-cell>
          <table:table-cell office:value-type="float" office:value="21.5061" calcext:value-type="float">
            <text:p>21.5061</text:p>
          </table:table-cell>
          <table:table-cell table:number-columns-repeated="2"/>
          <table:table-cell office:value-type="float" office:value="73.2551" calcext:value-type="float">
            <text:p>73.2551</text:p>
          </table:table-cell>
          <table:table-cell office:value-type="float" office:value="43.6454" calcext:value-type="float">
            <text:p>43.6454</text:p>
          </table:table-cell>
          <table:table-cell office:value-type="float" office:value="27.3594" calcext:value-type="float">
            <text:p>27.3594</text:p>
          </table:table-cell>
          <table:table-cell office:value-type="float" office:value="21.4872" calcext:value-type="float">
            <text:p>21.487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2229" calcext:value-type="float">
            <text:p>22.2229</text:p>
          </table:table-cell>
          <table:table-cell office:value-type="float" office:value="21.6059" calcext:value-type="float">
            <text:p>21.6059</text:p>
          </table:table-cell>
          <table:table-cell table:number-columns-repeated="2"/>
          <table:table-cell office:value-type="float" office:value="73.3188" calcext:value-type="float">
            <text:p>73.3188</text:p>
          </table:table-cell>
          <table:table-cell office:value-type="float" office:value="43.5104" calcext:value-type="float">
            <text:p>43.5104</text:p>
          </table:table-cell>
          <table:table-cell office:value-type="float" office:value="27.1713" calcext:value-type="float">
            <text:p>27.1713</text:p>
          </table:table-cell>
          <table:table-cell office:value-type="float" office:value="21.6072" calcext:value-type="float">
            <text:p>21.607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1422" calcext:value-type="float">
            <text:p>22.1422</text:p>
          </table:table-cell>
          <table:table-cell office:value-type="float" office:value="21.8172" calcext:value-type="float">
            <text:p>21.8172</text:p>
          </table:table-cell>
          <table:table-cell table:number-columns-repeated="2"/>
          <table:table-cell office:value-type="float" office:value="73.2218" calcext:value-type="float">
            <text:p>73.2218</text:p>
          </table:table-cell>
          <table:table-cell office:value-type="float" office:value="43.6314" calcext:value-type="float">
            <text:p>43.6314</text:p>
          </table:table-cell>
          <table:table-cell office:value-type="float" office:value="27.4012" calcext:value-type="float">
            <text:p>27.4012</text:p>
          </table:table-cell>
          <table:table-cell office:value-type="float" office:value="21.6654" calcext:value-type="float">
            <text:p>21.66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1135" calcext:value-type="float">
            <text:p>22.1135</text:p>
          </table:table-cell>
          <table:table-cell office:value-type="float" office:value="21.648" calcext:value-type="float">
            <text:p>21.648</text:p>
          </table:table-cell>
          <table:table-cell table:number-columns-repeated="2"/>
          <table:table-cell office:value-type="float" office:value="75.2268" calcext:value-type="float">
            <text:p>75.2268</text:p>
          </table:table-cell>
          <table:table-cell office:value-type="float" office:value="43.6708" calcext:value-type="float">
            <text:p>43.6708</text:p>
          </table:table-cell>
          <table:table-cell office:value-type="float" office:value="27.3528" calcext:value-type="float">
            <text:p>27.3528</text:p>
          </table:table-cell>
          <table:table-cell office:value-type="float" office:value="21.6027" calcext:value-type="float">
            <text:p>21.602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2229" calcext:value-type="float">
            <text:p>22.2229</text:p>
          </table:table-cell>
          <table:table-cell office:value-type="float" office:value="21.6506" calcext:value-type="float">
            <text:p>21.6506</text:p>
          </table:table-cell>
          <table:table-cell table:number-columns-repeated="2"/>
          <table:table-cell office:value-type="float" office:value="73.0956" calcext:value-type="float">
            <text:p>73.0956</text:p>
          </table:table-cell>
          <table:table-cell office:value-type="float" office:value="43.7175" calcext:value-type="float">
            <text:p>43.7175</text:p>
          </table:table-cell>
          <table:table-cell office:value-type="float" office:value="27.3892" calcext:value-type="float">
            <text:p>27.3892</text:p>
          </table:table-cell>
          <table:table-cell office:value-type="float" office:value="21.6043" calcext:value-type="float">
            <text:p>21.60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1533" calcext:value-type="float">
            <text:p>22.1533</text:p>
          </table:table-cell>
          <table:table-cell office:value-type="float" office:value="21.4806" calcext:value-type="float">
            <text:p>21.4806</text:p>
          </table:table-cell>
          <table:table-cell table:number-columns-repeated="2"/>
          <table:table-cell office:value-type="float" office:value="74.8976" calcext:value-type="float">
            <text:p>74.8976</text:p>
          </table:table-cell>
          <table:table-cell office:value-type="float" office:value="43.5" calcext:value-type="float">
            <text:p>43.5</text:p>
          </table:table-cell>
          <table:table-cell office:value-type="float" office:value="27.2822" calcext:value-type="float">
            <text:p>27.2822</text:p>
          </table:table-cell>
          <table:table-cell office:value-type="float" office:value="21.7684" calcext:value-type="float">
            <text:p>21.76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1717" calcext:value-type="float">
            <text:p>22.1717</text:p>
          </table:table-cell>
          <table:table-cell office:value-type="float" office:value="22.0014" calcext:value-type="float">
            <text:p>22.0014</text:p>
          </table:table-cell>
          <table:table-cell table:number-columns-repeated="2"/>
          <table:table-cell office:value-type="float" office:value="74.8335" calcext:value-type="float">
            <text:p>74.8335</text:p>
          </table:table-cell>
          <table:table-cell office:value-type="float" office:value="43.3847" calcext:value-type="float">
            <text:p>43.3847</text:p>
          </table:table-cell>
          <table:table-cell office:value-type="float" office:value="27.5949" calcext:value-type="float">
            <text:p>27.5949</text:p>
          </table:table-cell>
          <table:table-cell office:value-type="float" office:value="21.7981" calcext:value-type="float">
            <text:p>21.79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291" calcext:value-type="float">
            <text:p>22.291</text:p>
          </table:table-cell>
          <table:table-cell office:value-type="float" office:value="22.4207" calcext:value-type="float">
            <text:p>22.4207</text:p>
          </table:table-cell>
          <table:table-cell table:number-columns-repeated="2"/>
          <table:table-cell office:value-type="float" office:value="74.4538" calcext:value-type="float">
            <text:p>74.4538</text:p>
          </table:table-cell>
          <table:table-cell office:value-type="float" office:value="43.5632" calcext:value-type="float">
            <text:p>43.5632</text:p>
          </table:table-cell>
          <table:table-cell office:value-type="float" office:value="27.4284" calcext:value-type="float">
            <text:p>27.4284</text:p>
          </table:table-cell>
          <table:table-cell office:value-type="float" office:value="21.5683" calcext:value-type="float">
            <text:p>21.56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2183" calcext:value-type="float">
            <text:p>22.2183</text:p>
          </table:table-cell>
          <table:table-cell office:value-type="float" office:value="21.6539" calcext:value-type="float">
            <text:p>21.6539</text:p>
          </table:table-cell>
          <table:table-cell table:number-columns-repeated="2"/>
          <table:table-cell office:value-type="float" office:value="73.7027" calcext:value-type="float">
            <text:p>73.7027</text:p>
          </table:table-cell>
          <table:table-cell office:value-type="float" office:value="43.7838" calcext:value-type="float">
            <text:p>43.7838</text:p>
          </table:table-cell>
          <table:table-cell office:value-type="float" office:value="27.2984" calcext:value-type="float">
            <text:p>27.2984</text:p>
          </table:table-cell>
          <table:table-cell office:value-type="float" office:value="21.6537" calcext:value-type="float">
            <text:p>21.65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22.1689" calcext:value-type="float">
            <text:p>22.1689</text:p>
          </table:table-cell>
          <table:table-cell office:value-type="float" office:value="21.6318" calcext:value-type="float">
            <text:p>21.6318</text:p>
          </table:table-cell>
          <table:table-cell table:number-columns-repeated="2"/>
          <table:table-cell office:value-type="float" office:value="71.9802" calcext:value-type="float">
            <text:p>71.9802</text:p>
          </table:table-cell>
          <table:table-cell office:value-type="float" office:value="43.6767" calcext:value-type="float">
            <text:p>43.6767</text:p>
          </table:table-cell>
          <table:table-cell office:value-type="float" office:value="27.305" calcext:value-type="float">
            <text:p>27.305</text:p>
          </table:table-cell>
          <table:table-cell office:value-type="float" office:value="21.6879" calcext:value-type="float">
            <text:p>21.687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46:.F55])" office:value-type="float" office:value="22.18222" calcext:value-type="float">
            <text:p>22.18222</text:p>
          </table:table-cell>
          <table:table-cell table:formula="of:=AVERAGE([.G46:.G55])" office:value-type="float" office:value="21.74162" calcext:value-type="float">
            <text:p>21.74162</text:p>
          </table:table-cell>
          <table:table-cell table:number-columns-repeated="2"/>
          <table:table-cell table:formula="of:=AVERAGE([.J46:.J55])" office:value-type="float" office:value="73.79859" calcext:value-type="float">
            <text:p>73.79859</text:p>
          </table:table-cell>
          <table:table-cell table:formula="of:=AVERAGE([.K46:.K55])" office:value-type="float" office:value="43.60839" calcext:value-type="float">
            <text:p>43.60839</text:p>
          </table:table-cell>
          <table:table-cell table:formula="of:=AVERAGE([.L46:.L55])" office:value-type="float" office:value="27.35828" calcext:value-type="float">
            <text:p>27.35828</text:p>
          </table:table-cell>
          <table:table-cell table:formula="of:=AVERAGE([.M46:.M55])" office:value-type="float" office:value="21.64432" calcext:value-type="float">
            <text:p>21.6443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hresh = 128</text:p>
          </table:table-cell>
          <table:table-cell table:number-columns-repeated="6"/>
          <table:table-cell office:value-type="string" calcext:value-type="string">
            <text:p>Thresh = 12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5"/>
          <table:table-cell office:value-type="float" office:value="22.8819" calcext:value-type="float">
            <text:p>22.8819</text:p>
          </table:table-cell>
          <table:table-cell office:value-type="float" office:value="22.7645" calcext:value-type="float">
            <text:p>22.7645</text:p>
          </table:table-cell>
          <table:table-cell table:number-columns-repeated="2"/>
          <table:table-cell office:value-type="float" office:value="77.2821" calcext:value-type="float">
            <text:p>77.2821</text:p>
          </table:table-cell>
          <table:table-cell office:value-type="float" office:value="44.9516" calcext:value-type="float">
            <text:p>44.9516</text:p>
          </table:table-cell>
          <table:table-cell office:value-type="float" office:value="27.8165" calcext:value-type="float">
            <text:p>27.8165</text:p>
          </table:table-cell>
          <table:table-cell office:value-type="float" office:value="22.7376" calcext:value-type="float">
            <text:p>22.7376</text:p>
          </table:table-cell>
          <table:table-cell office:value-type="float" office:value="21.8371" calcext:value-type="float">
            <text:p>21.8371</text:p>
          </table:table-cell>
        </table:table-row>
        <table:table-row table:style-name="ro1">
          <table:table-cell table:number-columns-repeated="5"/>
          <table:table-cell office:value-type="float" office:value="23.1025" calcext:value-type="float">
            <text:p>23.1025</text:p>
          </table:table-cell>
          <table:table-cell office:value-type="float" office:value="22.2377" calcext:value-type="float">
            <text:p>22.2377</text:p>
          </table:table-cell>
          <table:table-cell table:number-columns-repeated="2"/>
          <table:table-cell office:value-type="float" office:value="77.4995" calcext:value-type="float">
            <text:p>77.4995</text:p>
          </table:table-cell>
          <table:table-cell office:value-type="float" office:value="44.9929" calcext:value-type="float">
            <text:p>44.9929</text:p>
          </table:table-cell>
          <table:table-cell office:value-type="float" office:value="27.8355" calcext:value-type="float">
            <text:p>27.8355</text:p>
          </table:table-cell>
          <table:table-cell office:value-type="float" office:value="22.2954" calcext:value-type="float">
            <text:p>22.2954</text:p>
          </table:table-cell>
          <table:table-cell office:value-type="float" office:value="21.7809" calcext:value-type="float">
            <text:p>21.7809</text:p>
          </table:table-cell>
        </table:table-row>
        <table:table-row table:style-name="ro1">
          <table:table-cell table:number-columns-repeated="5"/>
          <table:table-cell office:value-type="float" office:value="22.9482" calcext:value-type="float">
            <text:p>22.9482</text:p>
          </table:table-cell>
          <table:table-cell office:value-type="float" office:value="22.419" calcext:value-type="float">
            <text:p>22.419</text:p>
          </table:table-cell>
          <table:table-cell table:number-columns-repeated="2"/>
          <table:table-cell office:value-type="float" office:value="79.605" calcext:value-type="float">
            <text:p>79.605</text:p>
          </table:table-cell>
          <table:table-cell office:value-type="float" office:value="44.8688" calcext:value-type="float">
            <text:p>44.8688</text:p>
          </table:table-cell>
          <table:table-cell office:value-type="float" office:value="27.6717" calcext:value-type="float">
            <text:p>27.6717</text:p>
          </table:table-cell>
          <table:table-cell office:value-type="float" office:value="22.3941" calcext:value-type="float">
            <text:p>22.3941</text:p>
          </table:table-cell>
          <table:table-cell office:value-type="float" office:value="21.6705" calcext:value-type="float">
            <text:p>21.6705</text:p>
          </table:table-cell>
        </table:table-row>
        <table:table-row table:style-name="ro1">
          <table:table-cell table:number-columns-repeated="5"/>
          <table:table-cell office:value-type="float" office:value="23.1294" calcext:value-type="float">
            <text:p>23.1294</text:p>
          </table:table-cell>
          <table:table-cell office:value-type="float" office:value="22.5578" calcext:value-type="float">
            <text:p>22.5578</text:p>
          </table:table-cell>
          <table:table-cell table:number-columns-repeated="2"/>
          <table:table-cell office:value-type="float" office:value="74.9278" calcext:value-type="float">
            <text:p>74.9278</text:p>
          </table:table-cell>
          <table:table-cell office:value-type="float" office:value="44.9523" calcext:value-type="float">
            <text:p>44.9523</text:p>
          </table:table-cell>
          <table:table-cell office:value-type="float" office:value="27.7321" calcext:value-type="float">
            <text:p>27.7321</text:p>
          </table:table-cell>
          <table:table-cell office:value-type="float" office:value="22.6923" calcext:value-type="float">
            <text:p>22.6923</text:p>
          </table:table-cell>
          <table:table-cell office:value-type="float" office:value="21.7253" calcext:value-type="float">
            <text:p>21.7253</text:p>
          </table:table-cell>
        </table:table-row>
        <table:table-row table:style-name="ro1">
          <table:table-cell table:number-columns-repeated="5"/>
          <table:table-cell office:value-type="float" office:value="22.8519" calcext:value-type="float">
            <text:p>22.8519</text:p>
          </table:table-cell>
          <table:table-cell office:value-type="float" office:value="22.7135" calcext:value-type="float">
            <text:p>22.7135</text:p>
          </table:table-cell>
          <table:table-cell table:number-columns-repeated="2"/>
          <table:table-cell office:value-type="float" office:value="74.5191" calcext:value-type="float">
            <text:p>74.5191</text:p>
          </table:table-cell>
          <table:table-cell office:value-type="float" office:value="45.0579" calcext:value-type="float">
            <text:p>45.0579</text:p>
          </table:table-cell>
          <table:table-cell office:value-type="float" office:value="27.7295" calcext:value-type="float">
            <text:p>27.7295</text:p>
          </table:table-cell>
          <table:table-cell office:value-type="float" office:value="22.623" calcext:value-type="float">
            <text:p>22.623</text:p>
          </table:table-cell>
          <table:table-cell office:value-type="float" office:value="22.2783" calcext:value-type="float">
            <text:p>22.2783</text:p>
          </table:table-cell>
        </table:table-row>
        <table:table-row table:style-name="ro1">
          <table:table-cell table:number-columns-repeated="5"/>
          <table:table-cell office:value-type="float" office:value="23.0149" calcext:value-type="float">
            <text:p>23.0149</text:p>
          </table:table-cell>
          <table:table-cell office:value-type="float" office:value="22.5167" calcext:value-type="float">
            <text:p>22.5167</text:p>
          </table:table-cell>
          <table:table-cell table:number-columns-repeated="2"/>
          <table:table-cell office:value-type="float" office:value="75.776" calcext:value-type="float">
            <text:p>75.776</text:p>
          </table:table-cell>
          <table:table-cell office:value-type="float" office:value="45.2642" calcext:value-type="float">
            <text:p>45.2642</text:p>
          </table:table-cell>
          <table:table-cell office:value-type="float" office:value="27.7943" calcext:value-type="float">
            <text:p>27.7943</text:p>
          </table:table-cell>
          <table:table-cell office:value-type="float" office:value="22.3861" calcext:value-type="float">
            <text:p>22.3861</text:p>
          </table:table-cell>
          <table:table-cell office:value-type="float" office:value="21.792" calcext:value-type="float">
            <text:p>21.792</text:p>
          </table:table-cell>
        </table:table-row>
        <table:table-row table:style-name="ro1">
          <table:table-cell table:number-columns-repeated="5"/>
          <table:table-cell office:value-type="float" office:value="22.8232" calcext:value-type="float">
            <text:p>22.8232</text:p>
          </table:table-cell>
          <table:table-cell office:value-type="float" office:value="22.3843" calcext:value-type="float">
            <text:p>22.3843</text:p>
          </table:table-cell>
          <table:table-cell table:number-columns-repeated="2"/>
          <table:table-cell office:value-type="float" office:value="74.6045" calcext:value-type="float">
            <text:p>74.6045</text:p>
          </table:table-cell>
          <table:table-cell office:value-type="float" office:value="44.8877" calcext:value-type="float">
            <text:p>44.8877</text:p>
          </table:table-cell>
          <table:table-cell office:value-type="float" office:value="27.7706" calcext:value-type="float">
            <text:p>27.7706</text:p>
          </table:table-cell>
          <table:table-cell office:value-type="float" office:value="22.4255" calcext:value-type="float">
            <text:p>22.4255</text:p>
          </table:table-cell>
          <table:table-cell office:value-type="float" office:value="22.1269" calcext:value-type="float">
            <text:p>22.1269</text:p>
          </table:table-cell>
        </table:table-row>
        <table:table-row table:style-name="ro1">
          <table:table-cell table:number-columns-repeated="5"/>
          <table:table-cell office:value-type="float" office:value="22.9952" calcext:value-type="float">
            <text:p>22.9952</text:p>
          </table:table-cell>
          <table:table-cell office:value-type="float" office:value="22.2112" calcext:value-type="float">
            <text:p>22.2112</text:p>
          </table:table-cell>
          <table:table-cell table:number-columns-repeated="2"/>
          <table:table-cell office:value-type="float" office:value="74.758" calcext:value-type="float">
            <text:p>74.758</text:p>
          </table:table-cell>
          <table:table-cell office:value-type="float" office:value="44.8388" calcext:value-type="float">
            <text:p>44.8388</text:p>
          </table:table-cell>
          <table:table-cell office:value-type="float" office:value="27.7374" calcext:value-type="float">
            <text:p>27.7374</text:p>
          </table:table-cell>
          <table:table-cell office:value-type="float" office:value="22.3171" calcext:value-type="float">
            <text:p>22.3171</text:p>
          </table:table-cell>
          <table:table-cell office:value-type="float" office:value="21.6417" calcext:value-type="float">
            <text:p>21.6417</text:p>
          </table:table-cell>
        </table:table-row>
        <table:table-row table:style-name="ro1">
          <table:table-cell table:number-columns-repeated="5"/>
          <table:table-cell office:value-type="float" office:value="22.9997" calcext:value-type="float">
            <text:p>22.9997</text:p>
          </table:table-cell>
          <table:table-cell office:value-type="float" office:value="22.4428" calcext:value-type="float">
            <text:p>22.4428</text:p>
          </table:table-cell>
          <table:table-cell table:number-columns-repeated="2"/>
          <table:table-cell office:value-type="float" office:value="75.0914" calcext:value-type="float">
            <text:p>75.0914</text:p>
          </table:table-cell>
          <table:table-cell office:value-type="float" office:value="44.947" calcext:value-type="float">
            <text:p>44.947</text:p>
          </table:table-cell>
          <table:table-cell office:value-type="float" office:value="27.7524" calcext:value-type="float">
            <text:p>27.7524</text:p>
          </table:table-cell>
          <table:table-cell office:value-type="float" office:value="22.3925" calcext:value-type="float">
            <text:p>22.3925</text:p>
          </table:table-cell>
          <table:table-cell office:value-type="float" office:value="21.8103" calcext:value-type="float">
            <text:p>21.8103</text:p>
          </table:table-cell>
        </table:table-row>
        <table:table-row table:style-name="ro1">
          <table:table-cell table:number-columns-repeated="5"/>
          <table:table-cell office:value-type="float" office:value="22.9508" calcext:value-type="float">
            <text:p>22.9508</text:p>
          </table:table-cell>
          <table:table-cell office:value-type="float" office:value="22.3199" calcext:value-type="float">
            <text:p>22.3199</text:p>
          </table:table-cell>
          <table:table-cell table:number-columns-repeated="2"/>
          <table:table-cell office:value-type="float" office:value="75.0491" calcext:value-type="float">
            <text:p>75.0491</text:p>
          </table:table-cell>
          <table:table-cell office:value-type="float" office:value="44.7859" calcext:value-type="float">
            <text:p>44.7859</text:p>
          </table:table-cell>
          <table:table-cell office:value-type="float" office:value="27.7506" calcext:value-type="float">
            <text:p>27.7506</text:p>
          </table:table-cell>
          <table:table-cell office:value-type="float" office:value="22.442" calcext:value-type="float">
            <text:p>22.442</text:p>
          </table:table-cell>
          <table:table-cell office:value-type="float" office:value="21.5836" calcext:value-type="float">
            <text:p>21.58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table:formula="of:=AVERAGE([.J63:.J72])" office:value-type="float" office:value="75.91125" calcext:value-type="float">
            <text:p>75.91125</text:p>
          </table:table-cell>
          <table:table-cell table:formula="of:=AVERAGE([.K63:.K72])" office:value-type="float" office:value="44.95471" calcext:value-type="float">
            <text:p>44.95471</text:p>
          </table:table-cell>
          <table:table-cell table:formula="of:=AVERAGE([.L63:.L72])" office:value-type="float" office:value="27.75906" calcext:value-type="float">
            <text:p>27.75906</text:p>
          </table:table-cell>
          <table:table-cell table:formula="of:=AVERAGE([.M63:.M72])" office:value-type="float" office:value="22.47056" calcext:value-type="float">
            <text:p>22.47056</text:p>
          </table:table-cell>
          <table:table-cell table:formula="of:=AVERAGE([.N63:.N72])" office:value-type="float" office:value="21.82466" calcext:value-type="float">
            <text:p>21.82466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hresh = 1024</text:p>
          </table:table-cell>
          <table:table-cell table:number-columns-repeated="6"/>
          <table:table-cell office:value-type="string" calcext:value-type="string">
            <text:p>Thresh = 102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138.1895" calcext:value-type="float">
            <text:p>138.1895</text:p>
          </table:table-cell>
          <table:table-cell office:value-type="float" office:value="76.7311" calcext:value-type="float">
            <text:p>76.7311</text:p>
          </table:table-cell>
          <table:table-cell office:value-type="float" office:value="43.7053" calcext:value-type="float">
            <text:p>43.7053</text:p>
          </table:table-cell>
          <table:table-cell office:value-type="float" office:value="37.4392" calcext:value-type="float">
            <text:p>37.4392</text:p>
          </table:table-cell>
          <table:table-cell office:value-type="float" office:value="36.8235" calcext:value-type="float">
            <text:p>36.8235</text:p>
          </table:table-cell>
        </table:table-row>
        <table:table-row table:style-name="ro1">
          <table:table-cell table:number-columns-repeated="9"/>
          <table:table-cell office:value-type="float" office:value="137.7642" calcext:value-type="float">
            <text:p>137.7642</text:p>
          </table:table-cell>
          <table:table-cell office:value-type="float" office:value="76.7196" calcext:value-type="float">
            <text:p>76.7196</text:p>
          </table:table-cell>
          <table:table-cell office:value-type="float" office:value="43.3977" calcext:value-type="float">
            <text:p>43.3977</text:p>
          </table:table-cell>
          <table:table-cell office:value-type="float" office:value="37.7971" calcext:value-type="float">
            <text:p>37.7971</text:p>
          </table:table-cell>
          <table:table-cell office:value-type="float" office:value="36.9037" calcext:value-type="float">
            <text:p>36.9037</text:p>
          </table:table-cell>
        </table:table-row>
        <table:table-row table:style-name="ro1">
          <table:table-cell table:number-columns-repeated="9"/>
          <table:table-cell office:value-type="float" office:value="140.9431" calcext:value-type="float">
            <text:p>140.9431</text:p>
          </table:table-cell>
          <table:table-cell office:value-type="float" office:value="76.3249" calcext:value-type="float">
            <text:p>76.3249</text:p>
          </table:table-cell>
          <table:table-cell office:value-type="float" office:value="43.8416" calcext:value-type="float">
            <text:p>43.8416</text:p>
          </table:table-cell>
          <table:table-cell office:value-type="float" office:value="37.6007" calcext:value-type="float">
            <text:p>37.6007</text:p>
          </table:table-cell>
          <table:table-cell office:value-type="float" office:value="37.7226" calcext:value-type="float">
            <text:p>37.7226</text:p>
          </table:table-cell>
        </table:table-row>
        <table:table-row table:style-name="ro1">
          <table:table-cell table:number-columns-repeated="9"/>
          <table:table-cell office:value-type="float" office:value="136.5656" calcext:value-type="float">
            <text:p>136.5656</text:p>
          </table:table-cell>
          <table:table-cell office:value-type="float" office:value="76.6797" calcext:value-type="float">
            <text:p>76.6797</text:p>
          </table:table-cell>
          <table:table-cell office:value-type="float" office:value="43.2687" calcext:value-type="float">
            <text:p>43.2687</text:p>
          </table:table-cell>
          <table:table-cell office:value-type="float" office:value="37.5601" calcext:value-type="float">
            <text:p>37.5601</text:p>
          </table:table-cell>
          <table:table-cell office:value-type="float" office:value="37.3432" calcext:value-type="float">
            <text:p>37.3432</text:p>
          </table:table-cell>
        </table:table-row>
        <table:table-row table:style-name="ro1">
          <table:table-cell table:number-columns-repeated="9"/>
          <table:table-cell office:value-type="float" office:value="134.6082" calcext:value-type="float">
            <text:p>134.6082</text:p>
          </table:table-cell>
          <table:table-cell office:value-type="float" office:value="76.9814" calcext:value-type="float">
            <text:p>76.9814</text:p>
          </table:table-cell>
          <table:table-cell office:value-type="float" office:value="43.5825" calcext:value-type="float">
            <text:p>43.5825</text:p>
          </table:table-cell>
          <table:table-cell office:value-type="float" office:value="37.704" calcext:value-type="float">
            <text:p>37.704</text:p>
          </table:table-cell>
          <table:table-cell office:value-type="float" office:value="36.7667" calcext:value-type="float">
            <text:p>36.7667</text:p>
          </table:table-cell>
        </table:table-row>
        <table:table-row table:style-name="ro1">
          <table:table-cell table:number-columns-repeated="9"/>
          <table:table-cell office:value-type="float" office:value="134.1559" calcext:value-type="float">
            <text:p>134.1559</text:p>
          </table:table-cell>
          <table:table-cell office:value-type="float" office:value="76.9324" calcext:value-type="float">
            <text:p>76.9324</text:p>
          </table:table-cell>
          <table:table-cell office:value-type="float" office:value="43.9673" calcext:value-type="float">
            <text:p>43.9673</text:p>
          </table:table-cell>
          <table:table-cell office:value-type="float" office:value="37.6549" calcext:value-type="float">
            <text:p>37.6549</text:p>
          </table:table-cell>
          <table:table-cell office:value-type="float" office:value="36.7491" calcext:value-type="float">
            <text:p>36.7491</text:p>
          </table:table-cell>
        </table:table-row>
        <table:table-row table:style-name="ro1">
          <table:table-cell table:number-columns-repeated="9"/>
          <table:table-cell office:value-type="float" office:value="132.4408" calcext:value-type="float">
            <text:p>132.4408</text:p>
          </table:table-cell>
          <table:table-cell office:value-type="float" office:value="76.6799" calcext:value-type="float">
            <text:p>76.6799</text:p>
          </table:table-cell>
          <table:table-cell office:value-type="float" office:value="44.1145" calcext:value-type="float">
            <text:p>44.1145</text:p>
          </table:table-cell>
          <table:table-cell office:value-type="float" office:value="37.5976" calcext:value-type="float">
            <text:p>37.5976</text:p>
          </table:table-cell>
          <table:table-cell office:value-type="float" office:value="37.0602" calcext:value-type="float">
            <text:p>37.0602</text:p>
          </table:table-cell>
        </table:table-row>
        <table:table-row table:style-name="ro1">
          <table:table-cell table:number-columns-repeated="9"/>
          <table:table-cell office:value-type="float" office:value="138.7379" calcext:value-type="float">
            <text:p>138.7379</text:p>
          </table:table-cell>
          <table:table-cell office:value-type="float" office:value="75.9425" calcext:value-type="float">
            <text:p>75.9425</text:p>
          </table:table-cell>
          <table:table-cell office:value-type="float" office:value="43.9295" calcext:value-type="float">
            <text:p>43.9295</text:p>
          </table:table-cell>
          <table:table-cell office:value-type="float" office:value="37.553" calcext:value-type="float">
            <text:p>37.553</text:p>
          </table:table-cell>
          <table:table-cell office:value-type="float" office:value="38.0228" calcext:value-type="float">
            <text:p>38.0228</text:p>
          </table:table-cell>
        </table:table-row>
        <table:table-row table:style-name="ro1">
          <table:table-cell table:number-columns-repeated="9"/>
          <table:table-cell office:value-type="float" office:value="134.9103" calcext:value-type="float">
            <text:p>134.9103</text:p>
          </table:table-cell>
          <table:table-cell office:value-type="float" office:value="76.9624" calcext:value-type="float">
            <text:p>76.9624</text:p>
          </table:table-cell>
          <table:table-cell office:value-type="float" office:value="43.1323" calcext:value-type="float">
            <text:p>43.1323</text:p>
          </table:table-cell>
          <table:table-cell office:value-type="float" office:value="37.5325" calcext:value-type="float">
            <text:p>37.5325</text:p>
          </table:table-cell>
          <table:table-cell office:value-type="float" office:value="37.8086" calcext:value-type="float">
            <text:p>37.8086</text:p>
          </table:table-cell>
        </table:table-row>
        <table:table-row table:style-name="ro1">
          <table:table-cell table:number-columns-repeated="9"/>
          <table:table-cell office:value-type="float" office:value="136.7536" calcext:value-type="float">
            <text:p>136.7536</text:p>
          </table:table-cell>
          <table:table-cell office:value-type="float" office:value="76.8139" calcext:value-type="float">
            <text:p>76.8139</text:p>
          </table:table-cell>
          <table:table-cell office:value-type="float" office:value="43.6812" calcext:value-type="float">
            <text:p>43.6812</text:p>
          </table:table-cell>
          <table:table-cell office:value-type="float" office:value="37.6508" calcext:value-type="float">
            <text:p>37.6508</text:p>
          </table:table-cell>
          <table:table-cell office:value-type="float" office:value="37.4412" calcext:value-type="float">
            <text:p>37.441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erage</text:p>
          </table:table-cell>
          <table:table-cell table:formula="of:=AVERAGE([.J83:.J92])" office:value-type="float" office:value="136.50691" calcext:value-type="float">
            <text:p>136.50691</text:p>
          </table:table-cell>
          <table:table-cell table:formula="of:=AVERAGE([.K83:.K92])" office:value-type="float" office:value="76.67678" calcext:value-type="float">
            <text:p>76.67678</text:p>
          </table:table-cell>
          <table:table-cell table:formula="of:=AVERAGE([.L83:.L92])" office:value-type="float" office:value="43.66206" calcext:value-type="float">
            <text:p>43.66206</text:p>
          </table:table-cell>
          <table:table-cell table:formula="of:=AVERAGE([.M83:.M92])" office:value-type="float" office:value="37.60899" calcext:value-type="float">
            <text:p>37.60899</text:p>
          </table:table-cell>
          <table:table-cell table:formula="of:=AVERAGE([.N83:.N92])" office:value-type="float" office:value="37.26416" calcext:value-type="float">
            <text:p>37.26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00-00-00</text:date>, <text:time style:data-style-name="N2" text:time-value="00:07:14.89642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1:00:21.816797962</meta:creation-date>
    <dc:date>2019-03-18T00:12:05.772922016</dc:date>
    <meta:editing-duration>PT7M43S</meta:editing-duration>
    <meta:editing-cycles>2</meta:editing-cycles>
    <meta:generator>LibreOffice/6.0.7.3$Linux_X86_64 LibreOffice_project/00m0$Build-3</meta:generator>
    <meta:document-statistic meta:table-count="1" meta:cell-count="384" meta:object-count="0"/>
  </office:meta>
</office:document-meta>
</file>